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05_12-34-28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6-05_14-14-05_000.jpg</text:p>
          </table:table-cell>
          <table:table-cell table:style-name="ce20" office:value-type="string">
            <text:p>:m dessin / des.キタキツネ / @web画像 / other=~,memo+,found+</text:p>
          </table:table-cell>
          <table:table-cell table:style-name="ce4"/>
          <table:table-cell table:style-name="ce4"/>
          <table:table-cell table:style-name="ce4" office:value-type="string">
            <text:p>N-35-35-28.559875 E-139-34-49.434814</text:p>
          </table:table-cell>
          <table:table-cell table:style-name="ce38" table:formula="of:=IF([.E3]=&quot;&quot;;[.C3];CONCATENATE([.C3];&quot; / &quot;;[.E3]))" office:value-type="string" office:string-value=":m dessin / des.キタキツネ / @web画像 / other=~,memo+,found+">
            <text:p>:m dessin / des.キタキツネ / @web画像 / other=~,memo+,found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string">
            <text:p>2021-06-05_15-53-25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日報</text:p>
          </table:table-cell>
          <table:table-cell table:style-name="ce19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8" table:formula="of:=IF([.E4]=&quot;&quot;;[.C4];CONCATENATE([.C4];&quot; / &quot;;[.E4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日報">
            <text:p>:m 東和 PHOTO / 210525tu / 団地坂上（バス停）；百合ケ丘駅（鉄道） / 社会福祉法人まごごろ　まごごろタウン　新百合ケ丘新築工事 / ２名 / 扶桑電機（馬淵・ハヤカワ建設） / 日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05_20-57-54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06_00-31-56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73608 E-139-34-48.830566</text:p>
          </table:table-cell>
          <table:table-cell table:style-name="ce38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06_03-00-26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49121 E-139-34-49.379882</text:p>
          </table:table-cell>
          <table:table-cell table:style-name="ce38" table:formula="of:=IF([.E7]=&quot;&quot;;[.C7];CONCATENATE([.C7];&quot; / &quot;;[.E7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06_07-47-39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06_07-56-57_000.jpg</text:p>
          </table:table-cell>
          <table:table-cell table:style-name="ce20" office:value-type="string">
            <text:p>:m :th / topic=中国人について / content=「中国人は損得で動くから嫌だ」--&gt;当たり前だろ？ / lang=ja</text:p>
          </table:table-cell>
          <table:table-cell table:style-name="ce17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9]=&quot;&quot;;[.C9];CONCATENATE([.C9];&quot; / &quot;;[.E9]))" office:value-type="string" office:string-value=":m :th / topic=中国人について / content=「中国人は損得で動くから嫌だ」--&gt;当たり前だろ？ / lang=ja">
            <text:p>:m :th / topic=中国人について / content=「中国人は損得で動くから嫌だ」--&gt;当たり前だろ？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1-06-06_07-57-16_000.jpg</text:p>
          </table:table-cell>
          <table:table-cell table:style-name="ce20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10]=&quot;&quot;;[.C10];CONCATENATE([.C10];&quot; / &quot;;[.E10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 office:value-type="string">
            <text:p>N-35-35-28.532409 E-139-34-49.434814</text:p>
          </table:table-cell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 office:value-type="string">
            <text:p>N-35-35-28.120422 E-139-34-50.039062</text:p>
          </table:table-cell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 office:value-type="string">
            <text:p>N-35-36-32.198181 E-139-30-58.61206</text:p>
          </table:table-cell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 office:value-type="string">
            <text:p>N-35-36-0.063171 E-139-31-18.552246</text:p>
          </table:table-cell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 office:value-type="string">
            <text:p>N-35-36-0.063171 E-139-31-18.552246</text:p>
          </table:table-cell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 office:value-type="string">
            <text:p>N-35-35-59.980773 E-139-31-18.222656</text:p>
          </table:table-cell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 office:value-type="string">
            <text:p>N-35-35-28.738403 E-139-34-49.215087</text:p>
          </table:table-cell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 office:value-type="string">
            <text:p>N-35-35-29.177856 E-139-34-49.489746</text:p>
          </table:table-cell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3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3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guitar,gt / 演奏、play / g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-bamboo / 演奏、play / b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recorder,rc / 演奏、play / r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sax / 演奏、play / s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koto / 演奏、play / q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hip-hopダンス、ヒップホップ / h-2021-060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ダンス、dance-original / d-2021-060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percussion / 演奏、play / p-2021-06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guitar,gt / g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recorder / 演奏、play / r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harp / 演奏 / h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in-mid / app=perfect-piano / 演奏、play / id-2021-060X-X / category=~,inst=~,for=~,genre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knoten / 実演,perform / n-2021-06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massage,acupuncture / 実演,perform / n-2021-06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6">2021/06/06</text:date>, <text:time>09:32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06T09:32:29.98</dc:date>
    <dc:creator>iwabuchi ken</dc:creator>
    <meta:editing-duration>P34DT4H14M56S</meta:editing-duration>
    <meta:editing-cycles>12608</meta:editing-cycles>
    <meta:document-statistic meta:table-count="1" meta:cell-count="376" meta:object-count="0"/>
  </office:meta>
</office:document-meta>
</file>